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0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fit-to-contour="fals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42.57pt" svg:height="255.26pt" svg:x="601.29pt" svg:y="362.24pt">
            <draw:object draw:notify-on-update-of-ranges="Sheet1.A1:Sheet1.A13 Sheet1.B1:Sheet1.B13 Sheet1.C1:Sheet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573.28pt" svg:height="293.67pt" svg:x="625.92pt" svg:y="20.07pt">
            <draw:object draw:notify-on-update-of-ranges="Sheet1.A2:Sheet1.A14 Sheet1.B2:Sheet1.B14 Sheet1.C2:Sheet1.C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.28pt" svg:y="547.2pt">
            <draw:object draw:notify-on-update-of-ranges="Sheet1.A2:Sheet1.A14 Sheet1.B1:Sheet1.B1 Sheet1.B2:Sheet1.B14 Sheet1.C1:Sheet1.C1 Sheet1.C2:Sheet1.C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.59pt" svg:y="247.97pt">
            <draw:object draw:notify-on-update-of-ranges="Sheet1.A2:Sheet1.A14 Sheet1.D1:Sheet1.D1 Sheet1.D2:Sheet1.D14 Sheet1.E1:Sheet1.E1 Sheet1.E2:Sheet1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Unpatched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Unpatched</text:p>
          </table:table-cell>
          <table:table-cell office:value-type="string" calcext:value-type="string">
            <text:p>P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.perlbench</text:p>
          </table:table-cell>
          <table:table-cell office:value-type="float" office:value="299.392341" calcext:value-type="float">
            <text:p>299.392341</text:p>
          </table:table-cell>
          <table:table-cell office:value-type="float" office:value="402.733973" calcext:value-type="float">
            <text:p>402.733973</text:p>
          </table:table-cell>
          <table:table-cell table:formula="of:=[.B2]/1000" office:value-type="float" office:value="0.299392341" calcext:value-type="float">
            <text:p>0.299392341</text:p>
          </table:table-cell>
          <table:table-cell table:formula="of:=[.C2]/1000" office:value-type="float" office:value="0.402733973" calcext:value-type="float">
            <text:p>0.402733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.bzip2</text:p>
          </table:table-cell>
          <table:table-cell office:value-type="float" office:value="442.068029" calcext:value-type="float">
            <text:p>442.068029</text:p>
          </table:table-cell>
          <table:table-cell office:value-type="float" office:value="662.13392" calcext:value-type="float">
            <text:p>662.13392</text:p>
          </table:table-cell>
          <table:table-cell table:formula="of:=[.B3]/1000" office:value-type="float" office:value="0.442068029" calcext:value-type="float">
            <text:p>0.442068029</text:p>
          </table:table-cell>
          <table:table-cell table:formula="of:=[.C3]/1000" office:value-type="float" office:value="0.66213392" calcext:value-type="float">
            <text:p>0.66213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3.gcc</text:p>
          </table:table-cell>
          <table:table-cell office:value-type="float" office:value="296.560553" calcext:value-type="float">
            <text:p>296.560553</text:p>
          </table:table-cell>
          <table:table-cell office:value-type="float" office:value="411.941093" calcext:value-type="float">
            <text:p>411.941093</text:p>
          </table:table-cell>
          <table:table-cell table:formula="of:=[.B4]/1000" office:value-type="float" office:value="0.296560553" calcext:value-type="float">
            <text:p>0.296560553</text:p>
          </table:table-cell>
          <table:table-cell table:formula="of:=[.C4]/1000" office:value-type="float" office:value="0.411941093" calcext:value-type="float">
            <text:p>0.411941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9.mcf</text:p>
          </table:table-cell>
          <table:table-cell office:value-type="float" office:value="410.786586" calcext:value-type="float">
            <text:p>410.786586</text:p>
          </table:table-cell>
          <table:table-cell office:value-type="float" office:value="565.093121" calcext:value-type="float">
            <text:p>565.093121</text:p>
          </table:table-cell>
          <table:table-cell table:formula="of:=[.B5]/1000" office:value-type="float" office:value="0.410786586" calcext:value-type="float">
            <text:p>0.410786586</text:p>
          </table:table-cell>
          <table:table-cell table:formula="of:=[.C5]/1000" office:value-type="float" office:value="0.565093121" calcext:value-type="float">
            <text:p>0.565093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5.gobmk</text:p>
          </table:table-cell>
          <table:table-cell office:value-type="float" office:value="438.901563" calcext:value-type="float">
            <text:p>438.901563</text:p>
          </table:table-cell>
          <table:table-cell office:value-type="float" office:value="566.232942" calcext:value-type="float">
            <text:p>566.232942</text:p>
          </table:table-cell>
          <table:table-cell table:formula="of:=[.B6]/1000" office:value-type="float" office:value="0.438901563" calcext:value-type="float">
            <text:p>0.438901563</text:p>
          </table:table-cell>
          <table:table-cell table:formula="of:=[.C6]/1000" office:value-type="float" office:value="0.566232942" calcext:value-type="float">
            <text:p>0.566232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6.hmmer</text:p>
          </table:table-cell>
          <table:table-cell office:value-type="float" office:value="392.706598" calcext:value-type="float">
            <text:p>392.706598</text:p>
          </table:table-cell>
          <table:table-cell office:value-type="float" office:value="392.666966" calcext:value-type="float">
            <text:p>392.666966</text:p>
          </table:table-cell>
          <table:table-cell table:formula="of:=[.B7]/1000" office:value-type="float" office:value="0.392706598" calcext:value-type="float">
            <text:p>0.392706598</text:p>
          </table:table-cell>
          <table:table-cell table:formula="of:=[.C7]/1000" office:value-type="float" office:value="0.392666966" calcext:value-type="float">
            <text:p>0.392666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8.sjeng</text:p>
          </table:table-cell>
          <table:table-cell office:value-type="float" office:value="467.219707" calcext:value-type="float">
            <text:p>467.219707</text:p>
          </table:table-cell>
          <table:table-cell office:value-type="float" office:value="474.267193" calcext:value-type="float">
            <text:p>474.267193</text:p>
          </table:table-cell>
          <table:table-cell table:formula="of:=[.B8]/1000" office:value-type="float" office:value="0.467219707" calcext:value-type="float">
            <text:p>0.467219707</text:p>
          </table:table-cell>
          <table:table-cell table:formula="of:=[.C8]/1000" office:value-type="float" office:value="0.474267193" calcext:value-type="float">
            <text:p>0.474267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2.libquantum</text:p>
          </table:table-cell>
          <table:table-cell office:value-type="float" office:value="436.701373" calcext:value-type="float">
            <text:p>436.701373</text:p>
          </table:table-cell>
          <table:table-cell office:value-type="float" office:value="384.392518" calcext:value-type="float">
            <text:p>384.392518</text:p>
          </table:table-cell>
          <table:table-cell table:formula="of:=[.B9]/1000" office:value-type="float" office:value="0.436701373" calcext:value-type="float">
            <text:p>0.436701373</text:p>
          </table:table-cell>
          <table:table-cell table:formula="of:=[.C9]/1000" office:value-type="float" office:value="0.384392518" calcext:value-type="float">
            <text:p>0.384392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4.h264ref</text:p>
          </table:table-cell>
          <table:table-cell office:value-type="float" office:value="539.141755" calcext:value-type="float">
            <text:p>539.141755</text:p>
          </table:table-cell>
          <table:table-cell office:value-type="float" office:value="514.971821" calcext:value-type="float">
            <text:p>514.971821</text:p>
          </table:table-cell>
          <table:table-cell table:formula="of:=[.B10]/1000" office:value-type="float" office:value="0.539141755" calcext:value-type="float">
            <text:p>0.539141755</text:p>
          </table:table-cell>
          <table:table-cell table:formula="of:=[.C10]/1000" office:value-type="float" office:value="0.514971821" calcext:value-type="float">
            <text:p>0.514971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1.omnetpp</text:p>
          </table:table-cell>
          <table:table-cell office:value-type="float" office:value="593.509432" calcext:value-type="float">
            <text:p>593.509432</text:p>
          </table:table-cell>
          <table:table-cell office:value-type="float" office:value="426.253528" calcext:value-type="float">
            <text:p>426.253528</text:p>
          </table:table-cell>
          <table:table-cell table:formula="of:=[.B11]/1000" office:value-type="float" office:value="0.593509432" calcext:value-type="float">
            <text:p>0.593509432</text:p>
          </table:table-cell>
          <table:table-cell table:formula="of:=[.C11]/1000" office:value-type="float" office:value="0.426253528" calcext:value-type="float">
            <text:p>0.426253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.astar</text:p>
          </table:table-cell>
          <table:table-cell office:value-type="float" office:value="624.629945" calcext:value-type="float">
            <text:p>624.629945</text:p>
          </table:table-cell>
          <table:table-cell office:value-type="float" office:value="454.810352" calcext:value-type="float">
            <text:p>454.810352</text:p>
          </table:table-cell>
          <table:table-cell table:formula="of:=[.B12]/1000" office:value-type="float" office:value="0.624629945" calcext:value-type="float">
            <text:p>0.624629945</text:p>
          </table:table-cell>
          <table:table-cell table:formula="of:=[.C12]/1000" office:value-type="float" office:value="0.454810352" calcext:value-type="float">
            <text:p>0.454810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3.xalancbmk</text:p>
          </table:table-cell>
          <table:table-cell office:value-type="float" office:value="442.628549" calcext:value-type="float">
            <text:p>442.628549</text:p>
          </table:table-cell>
          <table:table-cell office:value-type="float" office:value="347.441862" calcext:value-type="float">
            <text:p>347.441862</text:p>
          </table:table-cell>
          <table:table-cell table:formula="of:=[.B13]/1000" office:value-type="float" office:value="0.442628549" calcext:value-type="float">
            <text:p>0.442628549</text:p>
          </table:table-cell>
          <table:table-cell table:formula="of:=[.C13]/1000" office:value-type="float" office:value="0.347441862" calcext:value-type="float">
            <text:p>0.347441862</text:p>
          </table:table-cell>
          <table:table-cell/>
          <table:table-cell office:value-type="string" calcext:value-type="string">
            <text:p>overhead</text:p>
          </table:table-cell>
          <table:table-cell/>
        </table:table-row>
        <table:table-row table:style-name="ro1">
          <table:table-cell office:value-type="string" calcext:value-type="string">
            <text:p>geomean</text:p>
          </table:table-cell>
          <table:table-cell table:formula="of:=POWER([.B2]*[.B3]*[.B4]*[.B5]*[.B6]*[.B7]*[.B8]*[.B9]*[.B10]*[.B11]*[.B12]*[.B13];1 / 12)" office:value-type="float" office:value="438.227311118456" calcext:value-type="float">
            <text:p>438.2273111185</text:p>
          </table:table-cell>
          <table:table-cell table:formula="of:=POWER([.C2]*[.C3]*[.C4]*[.C5]*[.C6]*[.C7]*[.C8]*[.C9]*[.C10]*[.C11]*[.C12]*[.C13];1 / 12)" office:value-type="float" office:value="458.925007633196" calcext:value-type="float">
            <text:p>458.9250076332</text:p>
          </table:table-cell>
          <table:table-cell table:formula="of:=[.B14]/1000" office:value-type="float" office:value="0.438227311118456" calcext:value-type="float">
            <text:p>0.4382273111</text:p>
          </table:table-cell>
          <table:table-cell table:formula="of:=[.C14]/1000" office:value-type="float" office:value="0.458925007633196" calcext:value-type="float">
            <text:p>0.4589250076</text:p>
          </table:table-cell>
          <table:table-cell/>
          <table:table-cell table:formula="of:=[.E14]*100/[.D14]" office:value-type="float" office:value="104.723050341594" calcext:value-type="float">
            <text:p>104.7230503416</text:p>
          </table:table-cell>
          <table:table-cell/>
        </table:table-row>
        <table:table-row table:style-name="ro1">
          <table:table-cell table:number-columns-repeated="6"/>
          <table:table-cell table:formula="of:=[.C14]*100/[.B14]" office:value-type="float" office:value="104.723050341594" calcext:value-type="float">
            <text:p>104.72305034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0:32:35.508352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08:37.392000000</meta:creation-date>
    <dc:date>2017-05-27T10:40:05.595929458</dc:date>
    <meta:editing-duration>PT23M</meta:editing-duration>
    <meta:editing-cycles>4</meta:editing-cycles>
    <meta:generator>LibreOffice/4.4.6.3$Linux_X86_64 LibreOffice_project/40m0$Build-3</meta:generator>
    <meta:document-statistic meta:table-count="1" meta:cell-count="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86cm" svg:height="9.006cm" xlink:href=".." xlink:type="simple" chart:class="chart:bar" chart:style-name="ch1">
        <chart:plot-area chart:style-name="ch2" table:cell-range-address="Sheet1.A1:Sheet1.C13" chart:data-source-has-labels="column" svg:x="0.241cm" svg:y="0.18cm" svg:width="11.604cm" svg:height="8.646cm">
          <chartooo:coordinate-region svg:x="1.202cm" svg:y="0.18cm" svg:width="10.643cm" svg:height="6.271cm"/>
          <chart:axis chart:dimension="x" chart:name="primary-x" chart:style-name="ch3" chartooo:axis-type="auto">
            <chartooo:date-scale/>
            <chart:categories table:cell-range-address="Sheet1.A1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" chart:class="chart:bar">
            <chart:data-point chart:repeated="13"/>
          </chart:series>
          <chart:series chart:style-name="ch7" chart:values-cell-range-address="Sheet1.C1:Sheet1.C13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enchmark</text:p>
                <draw:g>
                  <svg:desc>Sheet1.A1:Sheet1.A13</svg:desc>
                </draw:g>
              </table:table-cell>
              <table:table-cell office:value-type="float" office:value="NaN">
                <text:p>NaN</text:p>
                <draw:g>
                  <svg:desc>Sheet1.B1:Sheet1.B13</svg:desc>
                </draw:g>
              </table:table-cell>
              <table:table-cell office:value-type="float" office:value="NaN">
                <text:p>NaN</text:p>
                <draw:g>
                  <svg:desc>Sheet1.C1:Sheet1.C13</svg:desc>
                </draw:g>
              </table:table-cell>
            </table:table-row>
            <table:table-row>
              <table:table-cell office:value-type="string">
                <text:p>400.perlbench</text:p>
              </table:table-cell>
              <table:table-cell office:value-type="float" office:value="299.392341">
                <text:p>299.392341</text:p>
              </table:table-cell>
              <table:table-cell office:value-type="float" office:value="402.733973">
                <text:p>402.733973</text:p>
              </table:table-cell>
            </table:table-row>
            <table:table-row>
              <table:table-cell office:value-type="string">
                <text:p>401.bzip2</text:p>
              </table:table-cell>
              <table:table-cell office:value-type="float" office:value="442.068029">
                <text:p>442.068029</text:p>
              </table:table-cell>
              <table:table-cell office:value-type="float" office:value="662.13392">
                <text:p>662.13392</text:p>
              </table:table-cell>
            </table:table-row>
            <table:table-row>
              <table:table-cell office:value-type="string">
                <text:p>403.gcc</text:p>
              </table:table-cell>
              <table:table-cell office:value-type="float" office:value="296.560553">
                <text:p>296.560553</text:p>
              </table:table-cell>
              <table:table-cell office:value-type="float" office:value="411.941093">
                <text:p>411.941093</text:p>
              </table:table-cell>
            </table:table-row>
            <table:table-row>
              <table:table-cell office:value-type="string">
                <text:p>429.mcf</text:p>
              </table:table-cell>
              <table:table-cell office:value-type="float" office:value="410.786586">
                <text:p>410.786586</text:p>
              </table:table-cell>
              <table:table-cell office:value-type="float" office:value="565.093121">
                <text:p>565.093121</text:p>
              </table:table-cell>
            </table:table-row>
            <table:table-row>
              <table:table-cell office:value-type="string">
                <text:p>445.gobmk</text:p>
              </table:table-cell>
              <table:table-cell office:value-type="float" office:value="438.901563">
                <text:p>438.901563</text:p>
              </table:table-cell>
              <table:table-cell office:value-type="float" office:value="566.232942">
                <text:p>566.232942</text:p>
              </table:table-cell>
            </table:table-row>
            <table:table-row>
              <table:table-cell office:value-type="string">
                <text:p>456.hmmer</text:p>
              </table:table-cell>
              <table:table-cell office:value-type="float" office:value="392.706598">
                <text:p>392.706598</text:p>
              </table:table-cell>
              <table:table-cell office:value-type="float" office:value="392.666966">
                <text:p>392.666966</text:p>
              </table:table-cell>
            </table:table-row>
            <table:table-row>
              <table:table-cell office:value-type="string">
                <text:p>458.sjeng</text:p>
              </table:table-cell>
              <table:table-cell office:value-type="float" office:value="467.219707">
                <text:p>467.219707</text:p>
              </table:table-cell>
              <table:table-cell office:value-type="float" office:value="474.267193">
                <text:p>474.267193</text:p>
              </table:table-cell>
            </table:table-row>
            <table:table-row>
              <table:table-cell office:value-type="string">
                <text:p>462.libquantum</text:p>
              </table:table-cell>
              <table:table-cell office:value-type="float" office:value="436.701373">
                <text:p>436.701373</text:p>
              </table:table-cell>
              <table:table-cell office:value-type="float" office:value="384.392518">
                <text:p>384.392518</text:p>
              </table:table-cell>
            </table:table-row>
            <table:table-row>
              <table:table-cell office:value-type="string">
                <text:p>464.h264ref</text:p>
              </table:table-cell>
              <table:table-cell office:value-type="float" office:value="539.141755">
                <text:p>539.141755</text:p>
              </table:table-cell>
              <table:table-cell office:value-type="float" office:value="514.971821">
                <text:p>514.971821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593.509432">
                <text:p>593.509432</text:p>
              </table:table-cell>
              <table:table-cell office:value-type="float" office:value="426.253528">
                <text:p>426.253528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624.629945">
                <text:p>624.629945</text:p>
              </table:table-cell>
              <table:table-cell office:value-type="float" office:value="454.810352">
                <text:p>454.810352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442.628549">
                <text:p>442.628549</text:p>
              </table:table-cell>
              <table:table-cell office:value-type="float" office:value="347.441862">
                <text:p>347.441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5cm" svg:height="10.361cm" xlink:href=".." xlink:type="simple" chart:class="chart:bar" chart:style-name="ch1">
        <chart:legend chart:legend-position="end" svg:x="17.962cm" svg:y="4.632cm" style:legend-expansion="high" chart:style-name="ch2"/>
        <chart:plot-area chart:style-name="ch3" table:cell-range-address="Sheet1.A2:Sheet1.C14" chart:data-source-has-labels="column" svg:x="0.404cm" svg:y="0.207cm" svg:width="17.154cm" svg:height="9.947cm">
          <chartooo:coordinate-region svg:x="1.211cm" svg:y="0.406cm" svg:width="16.273cm" svg:height="8.703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class="chart:bar">
            <chart:data-point chart:repeated="13"/>
          </chart:series>
          <chart:series chart:style-name="ch8" chart:values-cell-range-address="Sheet1.C2:Sheet1.C14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400.perlbench</text:p>
                <draw:g>
                  <svg:desc>Sheet1.A2:Sheet1.A14</svg:desc>
                </draw:g>
              </table:table-cell>
              <table:table-cell office:value-type="float" office:value="299.392341">
                <text:p>299.392341</text:p>
                <draw:g>
                  <svg:desc>Sheet1.B2:Sheet1.B14</svg:desc>
                </draw:g>
              </table:table-cell>
              <table:table-cell office:value-type="float" office:value="402.733973">
                <text:p>402.733973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401.bzip2</text:p>
              </table:table-cell>
              <table:table-cell office:value-type="float" office:value="442.068029">
                <text:p>442.068029</text:p>
              </table:table-cell>
              <table:table-cell office:value-type="float" office:value="662.13392">
                <text:p>662.13392</text:p>
              </table:table-cell>
            </table:table-row>
            <table:table-row>
              <table:table-cell office:value-type="string">
                <text:p>403.gcc</text:p>
              </table:table-cell>
              <table:table-cell office:value-type="float" office:value="296.560553">
                <text:p>296.560553</text:p>
              </table:table-cell>
              <table:table-cell office:value-type="float" office:value="411.941093">
                <text:p>411.941093</text:p>
              </table:table-cell>
            </table:table-row>
            <table:table-row>
              <table:table-cell office:value-type="string">
                <text:p>429.mcf</text:p>
              </table:table-cell>
              <table:table-cell office:value-type="float" office:value="410.786586">
                <text:p>410.786586</text:p>
              </table:table-cell>
              <table:table-cell office:value-type="float" office:value="565.093121">
                <text:p>565.093121</text:p>
              </table:table-cell>
            </table:table-row>
            <table:table-row>
              <table:table-cell office:value-type="string">
                <text:p>445.gobmk</text:p>
              </table:table-cell>
              <table:table-cell office:value-type="float" office:value="438.901563">
                <text:p>438.901563</text:p>
              </table:table-cell>
              <table:table-cell office:value-type="float" office:value="566.232942">
                <text:p>566.232942</text:p>
              </table:table-cell>
            </table:table-row>
            <table:table-row>
              <table:table-cell office:value-type="string">
                <text:p>456.hmmer</text:p>
              </table:table-cell>
              <table:table-cell office:value-type="float" office:value="392.706598">
                <text:p>392.706598</text:p>
              </table:table-cell>
              <table:table-cell office:value-type="float" office:value="392.666966">
                <text:p>392.666966</text:p>
              </table:table-cell>
            </table:table-row>
            <table:table-row>
              <table:table-cell office:value-type="string">
                <text:p>458.sjeng</text:p>
              </table:table-cell>
              <table:table-cell office:value-type="float" office:value="467.219707">
                <text:p>467.219707</text:p>
              </table:table-cell>
              <table:table-cell office:value-type="float" office:value="474.267193">
                <text:p>474.267193</text:p>
              </table:table-cell>
            </table:table-row>
            <table:table-row>
              <table:table-cell office:value-type="string">
                <text:p>462.libquantum</text:p>
              </table:table-cell>
              <table:table-cell office:value-type="float" office:value="436.701373">
                <text:p>436.701373</text:p>
              </table:table-cell>
              <table:table-cell office:value-type="float" office:value="384.392518">
                <text:p>384.392518</text:p>
              </table:table-cell>
            </table:table-row>
            <table:table-row>
              <table:table-cell office:value-type="string">
                <text:p>464.h264ref</text:p>
              </table:table-cell>
              <table:table-cell office:value-type="float" office:value="539.141755">
                <text:p>539.141755</text:p>
              </table:table-cell>
              <table:table-cell office:value-type="float" office:value="514.971821">
                <text:p>514.971821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593.509432">
                <text:p>593.509432</text:p>
              </table:table-cell>
              <table:table-cell office:value-type="float" office:value="426.253528">
                <text:p>426.253528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624.629945">
                <text:p>624.629945</text:p>
              </table:table-cell>
              <table:table-cell office:value-type="float" office:value="454.810352">
                <text:p>454.810352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442.628549">
                <text:p>442.628549</text:p>
              </table:table-cell>
              <table:table-cell office:value-type="float" office:value="347.441862">
                <text:p>347.441862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438.227311118456">
                <text:p>438.227311118456</text:p>
              </table:table-cell>
              <table:table-cell office:value-type="float" office:value="458.925007633196">
                <text:p>458.925007633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90" chart:maximum="69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312cm" svg:y="1.543cm" style:legend-expansion="custom" chartooo:width="2.185cm" chartooo:height="1.096cm" style:legend-expansion-aspect-ratio="1.99361313868613" chart:style-name="ch2"/>
        <chart:plot-area chart:style-name="ch3" table:cell-range-address="Sheet1.A2:Sheet1.C14 Sheet1.B1:Sheet1.C1" chart:data-source-has-labels="both" svg:x="0.32cm" svg:y="0.18cm" svg:width="15.36cm" svg:height="8.64cm">
          <chartooo:coordinate-region svg:x="1.419cm" svg:y="0.379cm" svg:width="14.261cm" svg:height="6.265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bar">
            <chart:data-point chart:repeated="13"/>
          </chart:series>
          <chart:series chart:style-name="ch8" chart:values-cell-range-address="Sheet1.C2:Sheet1.C14" chart:label-cell-address="Sheet1.C1:Sheet1.C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atched</text:p>
                <draw:g>
                  <svg:desc>Sheet1.B1:Sheet1.B1</svg:desc>
                </draw:g>
              </table:table-cell>
              <table:table-cell office:value-type="string">
                <text:p>Patch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.perlbench</text:p>
                <draw:g>
                  <svg:desc>Sheet1.A2:Sheet1.A14</svg:desc>
                </draw:g>
              </table:table-cell>
              <table:table-cell office:value-type="float" office:value="299.392341">
                <text:p>299.392341</text:p>
                <draw:g>
                  <svg:desc>Sheet1.B2:Sheet1.B14</svg:desc>
                </draw:g>
              </table:table-cell>
              <table:table-cell office:value-type="float" office:value="402.733973">
                <text:p>402.733973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401.bzip2</text:p>
              </table:table-cell>
              <table:table-cell office:value-type="float" office:value="442.068029">
                <text:p>442.068029</text:p>
              </table:table-cell>
              <table:table-cell office:value-type="float" office:value="662.13392">
                <text:p>662.13392</text:p>
              </table:table-cell>
            </table:table-row>
            <table:table-row>
              <table:table-cell office:value-type="string">
                <text:p>403.gcc</text:p>
              </table:table-cell>
              <table:table-cell office:value-type="float" office:value="296.560553">
                <text:p>296.560553</text:p>
              </table:table-cell>
              <table:table-cell office:value-type="float" office:value="411.941093">
                <text:p>411.941093</text:p>
              </table:table-cell>
            </table:table-row>
            <table:table-row>
              <table:table-cell office:value-type="string">
                <text:p>429.mcf</text:p>
              </table:table-cell>
              <table:table-cell office:value-type="float" office:value="410.786586">
                <text:p>410.786586</text:p>
              </table:table-cell>
              <table:table-cell office:value-type="float" office:value="565.093121">
                <text:p>565.093121</text:p>
              </table:table-cell>
            </table:table-row>
            <table:table-row>
              <table:table-cell office:value-type="string">
                <text:p>445.gobmk</text:p>
              </table:table-cell>
              <table:table-cell office:value-type="float" office:value="438.901563">
                <text:p>438.901563</text:p>
              </table:table-cell>
              <table:table-cell office:value-type="float" office:value="566.232942">
                <text:p>566.232942</text:p>
              </table:table-cell>
            </table:table-row>
            <table:table-row>
              <table:table-cell office:value-type="string">
                <text:p>456.hmmer</text:p>
              </table:table-cell>
              <table:table-cell office:value-type="float" office:value="392.706598">
                <text:p>392.706598</text:p>
              </table:table-cell>
              <table:table-cell office:value-type="float" office:value="392.666966">
                <text:p>392.666966</text:p>
              </table:table-cell>
            </table:table-row>
            <table:table-row>
              <table:table-cell office:value-type="string">
                <text:p>458.sjeng</text:p>
              </table:table-cell>
              <table:table-cell office:value-type="float" office:value="467.219707">
                <text:p>467.219707</text:p>
              </table:table-cell>
              <table:table-cell office:value-type="float" office:value="474.267193">
                <text:p>474.267193</text:p>
              </table:table-cell>
            </table:table-row>
            <table:table-row>
              <table:table-cell office:value-type="string">
                <text:p>462.libquantum</text:p>
              </table:table-cell>
              <table:table-cell office:value-type="float" office:value="436.701373">
                <text:p>436.701373</text:p>
              </table:table-cell>
              <table:table-cell office:value-type="float" office:value="384.392518">
                <text:p>384.392518</text:p>
              </table:table-cell>
            </table:table-row>
            <table:table-row>
              <table:table-cell office:value-type="string">
                <text:p>464.h264ref</text:p>
              </table:table-cell>
              <table:table-cell office:value-type="float" office:value="539.141755">
                <text:p>539.141755</text:p>
              </table:table-cell>
              <table:table-cell office:value-type="float" office:value="514.971821">
                <text:p>514.971821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593.509432">
                <text:p>593.509432</text:p>
              </table:table-cell>
              <table:table-cell office:value-type="float" office:value="426.253528">
                <text:p>426.253528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624.629945">
                <text:p>624.629945</text:p>
              </table:table-cell>
              <table:table-cell office:value-type="float" office:value="454.810352">
                <text:p>454.810352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442.628549">
                <text:p>442.628549</text:p>
              </table:table-cell>
              <table:table-cell office:value-type="float" office:value="347.441862">
                <text:p>347.441862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438.227311118456">
                <text:p>438.227311118456</text:p>
              </table:table-cell>
              <table:table-cell office:value-type="float" office:value="458.925007633196">
                <text:p>458.925007633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8" chart:maximum="0.68" chart:origin="0" chart:interval-major="0.02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b2b2b2" dr3d:edge-rounding="5%"/>
      <style:text-properties fo:font-size="10pt" style:font-size-asian="10pt" style:font-size-complex="10pt"/>
    </style:style>
    <style:style style:name="ch7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64cm" svg:y="0.493cm" style:legend-expansion="custom" chartooo:width="2.185cm" chartooo:height="1.096cm" style:legend-expansion-aspect-ratio="1.99361313868613" chart:style-name="ch2"/>
        <chart:plot-area chart:style-name="ch3" table:cell-range-address="Sheet1.A2:Sheet1.A14 Sheet1.D1:Sheet1.E14" chart:data-source-has-labels="both" svg:x="0.32cm" svg:y="0.18cm" svg:width="15.36cm" svg:height="8.64cm">
          <chartooo:coordinate-region svg:x="1.423cm" svg:y="0.322cm" svg:width="14.257cm" svg:height="6.322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class="major"/>
          </chart:axis>
          <chart:series chart:style-name="ch6" chart:values-cell-range-address="Sheet1.D2:Sheet1.D14" chart:label-cell-address="Sheet1.D1:Sheet1.D1" chart:class="chart:bar">
            <chart:data-point chart:repeated="13"/>
          </chart:series>
          <chart:series chart:style-name="ch7" chart:values-cell-range-address="Sheet1.E2:Sheet1.E14" chart:label-cell-address="Sheet1.E1:Sheet1.E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atched</text:p>
                <draw:g>
                  <svg:desc>Sheet1.D1:Sheet1.D1</svg:desc>
                </draw:g>
              </table:table-cell>
              <table:table-cell office:value-type="string">
                <text:p>Patch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.perlbench</text:p>
                <draw:g>
                  <svg:desc>Sheet1.A2:Sheet1.A14</svg:desc>
                </draw:g>
              </table:table-cell>
              <table:table-cell office:value-type="float" office:value="0.299392341">
                <text:p>0.299392341</text:p>
                <draw:g>
                  <svg:desc>Sheet1.D2:Sheet1.D14</svg:desc>
                </draw:g>
              </table:table-cell>
              <table:table-cell office:value-type="float" office:value="0.402733973">
                <text:p>0.402733973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401.bzip2</text:p>
              </table:table-cell>
              <table:table-cell office:value-type="float" office:value="0.442068029">
                <text:p>0.442068029</text:p>
              </table:table-cell>
              <table:table-cell office:value-type="float" office:value="0.66213392">
                <text:p>0.66213392</text:p>
              </table:table-cell>
            </table:table-row>
            <table:table-row>
              <table:table-cell office:value-type="string">
                <text:p>403.gcc</text:p>
              </table:table-cell>
              <table:table-cell office:value-type="float" office:value="0.296560553">
                <text:p>0.296560553</text:p>
              </table:table-cell>
              <table:table-cell office:value-type="float" office:value="0.411941093">
                <text:p>0.411941093</text:p>
              </table:table-cell>
            </table:table-row>
            <table:table-row>
              <table:table-cell office:value-type="string">
                <text:p>429.mcf</text:p>
              </table:table-cell>
              <table:table-cell office:value-type="float" office:value="0.410786586">
                <text:p>0.410786586</text:p>
              </table:table-cell>
              <table:table-cell office:value-type="float" office:value="0.565093121">
                <text:p>0.565093121</text:p>
              </table:table-cell>
            </table:table-row>
            <table:table-row>
              <table:table-cell office:value-type="string">
                <text:p>445.gobmk</text:p>
              </table:table-cell>
              <table:table-cell office:value-type="float" office:value="0.438901563">
                <text:p>0.438901563</text:p>
              </table:table-cell>
              <table:table-cell office:value-type="float" office:value="0.566232942">
                <text:p>0.566232942</text:p>
              </table:table-cell>
            </table:table-row>
            <table:table-row>
              <table:table-cell office:value-type="string">
                <text:p>456.hmmer</text:p>
              </table:table-cell>
              <table:table-cell office:value-type="float" office:value="0.392706598">
                <text:p>0.392706598</text:p>
              </table:table-cell>
              <table:table-cell office:value-type="float" office:value="0.392666966">
                <text:p>0.392666966</text:p>
              </table:table-cell>
            </table:table-row>
            <table:table-row>
              <table:table-cell office:value-type="string">
                <text:p>458.sjeng</text:p>
              </table:table-cell>
              <table:table-cell office:value-type="float" office:value="0.467219707">
                <text:p>0.467219707</text:p>
              </table:table-cell>
              <table:table-cell office:value-type="float" office:value="0.474267193">
                <text:p>0.474267193</text:p>
              </table:table-cell>
            </table:table-row>
            <table:table-row>
              <table:table-cell office:value-type="string">
                <text:p>462.libquantum</text:p>
              </table:table-cell>
              <table:table-cell office:value-type="float" office:value="0.436701373">
                <text:p>0.436701373</text:p>
              </table:table-cell>
              <table:table-cell office:value-type="float" office:value="0.384392518">
                <text:p>0.384392518</text:p>
              </table:table-cell>
            </table:table-row>
            <table:table-row>
              <table:table-cell office:value-type="string">
                <text:p>464.h264ref</text:p>
              </table:table-cell>
              <table:table-cell office:value-type="float" office:value="0.539141755">
                <text:p>0.539141755</text:p>
              </table:table-cell>
              <table:table-cell office:value-type="float" office:value="0.514971821">
                <text:p>0.514971821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0.593509432">
                <text:p>0.593509432</text:p>
              </table:table-cell>
              <table:table-cell office:value-type="float" office:value="0.426253528">
                <text:p>0.426253528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0.624629945">
                <text:p>0.624629945</text:p>
              </table:table-cell>
              <table:table-cell office:value-type="float" office:value="0.454810352">
                <text:p>0.454810352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0.442628549">
                <text:p>0.442628549</text:p>
              </table:table-cell>
              <table:table-cell office:value-type="float" office:value="0.347441862">
                <text:p>0.347441862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0.438227311118456">
                <text:p>0.438227311118456</text:p>
              </table:table-cell>
              <table:table-cell office:value-type="float" office:value="0.458925007633196">
                <text:p>0.458925007633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